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c2d4" officeooo:paragraph-rsid="000ac2d4"/>
    </style:style>
    <style:style style:name="P2" style:family="paragraph" style:parent-style-name="Standard" style:list-style-name="L1">
      <style:text-properties officeooo:rsid="000c7c22" officeooo:paragraph-rsid="000c7c22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c7c22" officeooo:paragraph-rsid="000c7c2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cfb8f" officeooo:paragraph-rsid="000cfb8f"/>
    </style:style>
    <style:style style:name="P5" style:family="paragraph" style:parent-style-name="Text_20_body">
      <style:text-properties officeooo:rsid="000c42d5" officeooo:paragraph-rsid="000c42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tizen zu den anderen Papern</text:h>
      <text:h text:style-name="Heading_20_2" text:outline-level="2">Brewer's Conjecture</text:h>
      <text:list xml:id="list8690048941540014857" text:style-name="L1">
        <text:list-item>
          <text:p text:style-name="P2">Brewer 2000: C+A+P gehen nicht auf einmal</text:p>
        </text:list-item>
        <text:list-item>
          <text:p text:style-name="P2">Ziel des Papers: Brewers Aussage erklären, die Konzepte formalisieren und Brewers Behauptung beweisen, Real-World Szenarien spezifizieren</text:p>
        </text:list-item>
        <text:list-item>
          <text:p text:style-name="P2">Consistency: ACID wäre wünschenswert</text:p>
        </text:list-item>
        <text:list-item>
          <text:p text:style-name="P3">Availability: If <text:span text:style-name="T1">any </text:span><text:span text:style-name="T2">service on the network is available, the web service should response</text:span></text:p>
        </text:list-item>
        <text:list-item>
          <text:p text:style-name="P3"><text:span text:style-name="T2">Partitioning: Service soll auch bei Ausfall von Knoten funktionieren, das geht mit Partitionierung</text:span></text:p>
        </text:list-item>
        <text:list-item>
          <text:p text:style-name="P3"><text:span text:style-name="T2">Impossibilities: Logik, warum CAP nicht geht</text:span></text:p>
        </text:list-item>
        <text:list-item>
          <text:p text:style-name="P3"><text:span text:style-name="T2">Lösungen: CP, CA, AP (weak consistency!)</text:span></text:p>
        </text:list-item>
        <text:list-item>
          <text:p text:style-name="P4"><text:span text:style-name="T2">Conclusion: Immer zwei auf einmal möglich (s. Lösungen)</text:span></text:p>
        </text:list-item>
      </text:list>
      <text:p text:style-name="P1"/>
      <text:p text:style-name="P1"/>
      <text:h text:style-name="Heading_20_1" text:outline-level="1">Ablaufplan Horst</text:h>
      <text:p text:style-name="Standard">Folie 1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</meta:initial-creator>
    <meta:creation-date>2014-06-15T19:40:21.369123492</meta:creation-date>
    <dc:date>2014-06-15T19:57:41.213062411</dc:date>
    <dc:creator>horst </dc:creator>
    <meta:editing-duration>PT16M32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12" meta:word-count="93" meta:character-count="619" meta:non-whitespace-character-count="546"/>
  </office:meta>
</office:document-meta>
</file>